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8cm" draw:marker-end-width="0.518cm" draw:fill="solid" draw:fill-color="#b27f54" draw:opacity="100%" draw:opacity-name="Transparency_20_3" draw:textarea-vertical-align="middle" fo:padding-top="0.231cm" fo:padding-bottom="0.231cm" fo:padding-left="0.356cm" fo:padding-right="0.356cm" draw:shadow-offset-x="0.203cm" draw:shadow-offset-y="0.203cm"/>
    </style:style>
    <style:style style:name="gr2" style:family="graphic" style:parent-style-name="standard">
      <style:graphic-properties svg:stroke-width="0.152cm" draw:marker-start-width="0.432cm" draw:marker-end-width="0.432cm" draw:fill="solid" draw:fill-color="#ffffff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draw:marker-start-width="0.432cm" draw:marker-end-width="0.432cm" svg:stroke-opacity="100%" svg:stroke-linecap="square" draw:fill="solid" draw:fill-color="#ffffff" draw:textarea-vertical-align="middle" fo:padding-top="0.201cm" fo:padding-bottom="0.201cm" fo:padding-left="0.326cm" fo:padding-right="0.326cm"/>
    </style:style>
    <style:style style:name="P1" style:family="paragraph">
      <loext:graphic-properties draw:fill="solid" draw:fill-color="#b27f54" draw:opacity="100%" draw:opacity-name="Transparency_20_3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0.734cm" svg:height="10.799cm" svg:x="5.983cm" svg:y="2.716cm" svg:viewBox="0 0 10735 10800" svg:d="M1752 4786c880-1168 2066-3516 3393-4420s3744 18 5059 1121-115 3656-1043 5136c-732 1167-3035-427-4110 435-837 671 341 2339-528 3176s-2963 698-3860-109-705-2397-451-3346 660-825 1540-1993z">
          <text:p/>
        </draw:path>
        <draw:path draw:style-name="gr2" draw:text-style-name="P2" draw:layer="layout" svg:width="5.619cm" svg:height="4.086cm" draw:transform="rotate (-3.14159265358979) translate (15.325431394628cm 8.1711801285102cm)" svg:viewBox="0 0 5620 4087" svg:d="M1162 0c1230 27 1853-140 3706 887s-187 2835-1138 3066-2409 210-3252-451-545-3528 684-3502z">
          <text:p/>
        </draw:path>
        <draw:path draw:style-name="gr2" draw:text-style-name="P2" draw:layer="layout" svg:width="2.706cm" svg:height="3.302cm" draw:transform="rotate (-3.14159265358979) translate (10.0750226403162cm 12.0302955263818cm)" svg:viewBox="0 0 2707 3303" svg:d="M612 77c828-246 976 160 1778 317s-53 3038-1077 2904c-574-75-591-93-996-622s-533-2353 295-2599z">
          <text:p/>
        </draw:path>
        <draw:path draw:style-name="gr3" draw:text-style-name="P2" draw:layer="layout" svg:width="8.229cm" svg:height="4.036cm" svg:x="8.185cm" svg:y="15.927cm" svg:viewBox="0 0 8230 4037" svg:d="M172 2729c98-181 14-448 217-592 113-80 220-142 342-184 78-27 163-44 245-52 75-8 151-30 228-17 122 20 257 19 370 80 119 65 242 127 365 184 121 56 259 47 387 81 134 36 277 16 410 57 125 38 263-1 365-75 103-75 160-198 251-287 77-76 70-191 142-259 79-74 119-174 234-207 104-29 183-138 308-98 77 25 157 53 239 58 135 9 253 79 382 98 90 13 178 25 268 34 112 12 226-18 336-29 127-13 238-78 364-98 123-19 230-87 343-138 107-49 247-119 262-241 16-131-138-216-245-270-79-40-185-63-211-162-38-143 303-497 404-534 114-42 236-74 360-75 113-1 228-9 342 6 102 14 212 8 307 51 102 46 202 99 302 150 105 54 216 94 325 144 98 45 178 117 262 184 63 49 150 100 154 190 8 195-193 325-348 391-188 80-418 95-569 247-104 104-112 268-75 403 33 119 179 144 234 247 59 110 144 211 166 339 18 109 63 208 102 317 36 102 127 184 91 299-31 98-76 205-171 276-101 76-198 158-285 247-105 108-226 79-348 92-104 11-196-63-301-75-159-18-304 62-451 98-150 37-307 53-461 52-168 0-262-170-376-265-113-95-297-93-399 0s-660 272-781 438c-72 99-200 61-302 86-94 23-194 4-290 0-99-3-191-37-286-46-131-13-679-12-826-12-159 0-320 36-478 29-139-6-280-30-405-92-100-50-210-83-319-109-67-16-162-17-194-81-88-177-453 133-245-178 76-112 168-301 74-420-82-103-280-166-382-69-237 226-284 580-273 892 7 198-249 322-251 28 0-107-91-194-80-310 12-120 84-206 132-305l73-219-11-144-23-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2:19:07.908000000</meta:creation-date>
    <dc:date>2021-05-17T13:39:36.272000000</dc:date>
    <meta:editing-duration>PT7M28S</meta:editing-duration>
    <meta:editing-cycles>1</meta:editing-cycles>
    <meta:document-statistic meta:object-count="4"/>
    <meta:generator>LibreOffice/7.1.3.2$Windows_x86 LibreOffice_project/47f78053abe362b9384784d31a6e56f8511eb1c1</meta:generator>
  </office:meta>
</office:document-meta>
</file>